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StarSymbol1"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Vamp Audio Analysis Plugin API: A Programmer's Guide</text:h>
      <text:h text:style-name="Heading_20_2" text:outline-level="2">Overview</text:h>
      <text:p text:style-name="Text_20_body">[block diagram – audio in -&gt; plugin -&gt; features out]</text:p>
      <text:h text:style-name="Heading_20_2" text:outline-level="2">Identifiers, Names and Descriptions</text:h>
      <text:h text:style-name="Heading_20_3" text:outline-level="3">Categories</text:h>
      <text:h text:style-name="Heading_20_2" text:outline-level="2">Inputs</text:h>
      <text:h text:style-name="Heading_20_3" text:outline-level="3">Step and Block Size</text:h>
      <text:p text:style-name="Text_20_body">[diagram – un-overlapping blocks for time-domain audio, overlapping ones for frequency-domain – show windowing]</text:p>
      <text:h text:style-name="Heading_20_2" text:outline-level="2">Outputs</text:h>
      <text:p text:style-name="Text_20_body">[diagram – cloud of clouds of features (feature sets), each feature a vector, value, or point]</text:p>
      <text:h text:style-name="Heading_20_3" text:outline-level="3">Feature Structure</text:h>
      <text:h text:style-name="Heading_20_3" text:outline-level="3">Sample Types and Timestamps</text:h>
      <text:p text:style-name="Standard">On Thursday 08 November 2007 12:24, David Pas wrote:</text:p>
      <text:p text:style-name="Standard">&gt; I'm giving the final touches to the Vamp-Prolog interface. I am not</text:p>
      <text:p text:style-name="Standard">&gt; entirely sure if I assign correctly the timestamp to each feature, so maybe</text:p>
      <text:p text:style-name="Standard">&gt; you can free me from doubts:</text:p>
      <text:p text:style-name="Standard"/>
      <text:p text:style-name="Standard">I seem to be answering this a lot recently -- I think the documentation really </text:p>
      <text:p text:style-name="Standard">isn't clear enough about this.</text:p>
      <text:p text:style-name="Standard"/>
      <text:p text:style-name="Standard">The really critical thing is the sampleType. <text:s/>In a sense the hasTimestamp flag </text:p>
      <text:p text:style-name="Standard">is actually redundant, because there isn't really any situation in which the </text:p>
      <text:p text:style-name="Standard">host can trust it in preference to its own deductions from the status of </text:p>
      <text:p text:style-name="Standard">sampleType.</text:p>
      <text:p text:style-name="Standard"/>
      <text:p text:style-name="Standard">The other critical thing to note is that Vamp doesn't have a concept </text:p>
      <text:p text:style-name="Standard">of "duration" of a feature at all (this is a fairly significant limitation). <text:s/></text:p>
      <text:p text:style-name="Standard">A feature timestamp can be said to have a "resolution" (based on the "sample </text:p>
      <text:p text:style-name="Standard">rate" of the timeline from which the timestamp is drawn), which gives it </text:p>
      <text:p text:style-name="Standard">some "thickness" in time (rather than being just a point), but there's no </text:p>
      <text:p text:style-name="Standard">variable duration for a feature.</text:p>
      <text:p text:style-name="Standard"/>
      <text:p text:style-name="Standard">Here are some general rules:</text:p>
      <text:p text:style-name="Standard"/>
      <text:p text:style-name="Standard"><text:s/>* If the sampleType for the output is OneSamplePerStep, then the effective </text:p>
      <text:p text:style-name="Standard">time of any feature returned by process() for that output is the same as the </text:p>
      <text:p text:style-name="Standard">time that was passed in to the process() function by the host. <text:s/>The host </text:p>
      <text:p text:style-name="Standard">should not read the timestamp from the output feature, even if hasTimestamp </text:p>
      <text:p text:style-name="Standard">is true.</text:p>
      <text:p text:style-name="Standard"/>
      <text:p text:style-name="Standard"><text:s/>* If the sampleType is FixedSampleRate, then the effective time of the first </text:p>
      <text:p text:style-name="Standard">feature returned by the first call to process() for that output is the same </text:p>
      <text:p text:style-name="Standard">as the time that was passed in to the process() function, and the effective </text:p>
      <text:p text:style-name="Standard">times of any subsequent features from this or all remaining process functions </text:p>
      <text:p text:style-name="Standard">increment according to the sampleRate specified in the output descriptor. <text:s/></text:p>
      <text:p text:style-name="Standard">Again, the host should not read the timestamp even if it is present (because </text:p>
      <text:p text:style-name="Standard">it wouldn't be clear what it meant given the fixed samplerate).</text:p>
      <text:p text:style-name="Standard"/>
      <text:p text:style-name="Standard"><text:s/>* If the sampleType is VariableSampleRate, then the time of each feature is </text:p>
      <text:p text:style-name="Standard">that returned in the timestamp of the feature (and it is an error for </text:p>
      <text:p text:style-name="Standard">hasTimestamp to be false). <text:s/>The feature may have a "resolution" (i.e. </text:p>
      <text:p text:style-name="Standard">precision in time) given by the sampleRate value for that output, but that's </text:p>
      <text:p text:style-name="Standard">really optional.</text:p>
      <text:p text:style-name="Standard"/>
      <text:p text:style-name="Standard">As you see, there's really no situation in which the host uses hasTimestamp to </text:p>
      <text:p text:style-name="Standard">decide whether to read the timestamp or not. <text:s/>It either always relies on the </text:p>
      <text:p text:style-name="Standard">timestamp (VariableSampleRate) or never (other sample types).</text:p>
      <text:p text:style-name="Standard"/>
      <text:h text:style-name="Heading_20_2" text:outline-level="2">Configuration</text:h>
      <text:h text:style-name="Heading_20_3" text:outline-level="3">Parameters</text:h>
      <text:h text:style-name="Heading_20_3" text:outline-level="3">Programs</text:h>
      <text:h text:style-name="Heading_20_3" text:outline-level="3">What Can Depend on Parameters?</text:h>
      <text:p text:style-name="Text_20_body"><text:s/>* 6. Host finally checks the number of values, resolution, extents</text:p>
      <text:p text:style-name="Text_20_body"><text:s/>* etc per output (which may vary depending on the number of channels,</text:p>
      <text:list text:style-name="L1">
        <text:list-item>
          <text:p text:style-name="P1">step size and block size as well as the parameter values).</text:p>
        </text:list-item>
      </text:list>
      <text:p text:style-name="Text_20_body"/>
      <text:h text:style-name="Heading_20_3" text:outline-level="3">Host Extension</text:h>
      <text:h text:style-name="Heading_20_3" text:outline-level="3">Loader</text:h>
      <text:h text:style-name="Heading_20_3" text:outline-level="3">Adapters</text:h>
      <text:h text:style-name="Heading_20_2" text:outline-level="2">Appendix I: Contents of a Plugin Library</text:h>
      <text:h text:style-name="Heading_20_2" text:outline-level="2">Appendix II: An Annotated Example Plugin</text:h>
      <text:p text:style-name="Standard"/>
      <text:p text:style-name="Standard"/>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33] Join<text:tab/>esox has joined this channel (n=jean-mar@jol13-1-89-85-87-15.dsl.club-internet.fr).</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1:57] &lt;ppalmers_&gt;<text:tab/>las: what's the goal of this bar/beat grid functionality (audio-wise)?</text:p>
      <text:p text:style-name="Standard">[Fri Jan 25 2008] [15:12:12] &lt;cannam&gt;<text:tab/>las: so you only set, and read, the timestamps if the sample type is something other than "one sample per step"</text:p>
      <text:p text:style-name="Standard">[Fri Jan 25 2008] [15:12:16] Join<text:tab/>Yggdrasil has joined this channel (n=YurtleTh@unaffiliated/yggdrasil).</text:p>
      <text:p text:style-name="Standard">[Fri Jan 25 2008] [15:12:37] &lt;cannam&gt;<text:tab/>las: however, this aspect of vamp "isn't well thought out"</text:p>
      <text:p text:style-name="Standard">[Fri Jan 25 2008] [15:12:47] &lt;peppo&gt;<text:tab/>las, damn this latest commit was one helluva recompile :)</text:p>
      <text:p text:style-name="Standard">[Fri Jan 25 2008] [15:13:06] &lt;las&gt;<text:tab/>peppo: new abstract class at the bottom of Region and Source</text:p>
      <text:p text:style-name="Standard">[Fri Jan 25 2008] [15:13:11] &lt;las&gt;<text:tab/>peppo: Readable</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24] &lt;peppo&gt;<text:tab/>las, for the beat detection stuff? eager to try it out!</text:p>
      <text:p text:style-name="Standard">[Fri Jan 25 2008] [15:13:30] &lt;las&gt;<text:tab/>peppo: so that things that operate on Regions can act on Sources too. playlists coming up today.</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5] Quit<text:tab/>taybin has left this server ("This computer has gone to sleep").</text:p>
      <text:p text:style-name="Standard">[Fri Jan 25 2008] [15:17:09] &lt;cannam&gt;<text:tab/>las: probably quite a few</text:p>
      <text:p text:style-name="Standard">[Fri Jan 25 2008] [15:17:26] &lt;cannam&gt;<text:tab/>las: that's definitely the way I was thinking</text:p>
      <text:p text:style-name="Standard">[Fri Jan 25 2008] [15:18:39] Quit<text:tab/>nowhiskey has left this server ("Verlassend").</text:p>
      <text:p text:style-name="Standard">[Fri Jan 25 2008] [15:18:52] Quit<text:tab/>esox has left this server (Read error: 104 (Connection reset by peer)).</text:p>
      <text:p text:style-name="Standard">[Fri Jan 25 2008] [15:19:57] Join<text:tab/>esox has joined this channel (n=jean-mar@jol13-1-89-85-87-15.dsl.club-internet.fr).</text:p>
      <text:p text:style-name="Standard">[Fri Jan 25 2008] [15:22:28] &lt;las&gt;<text:tab/>cannam: now i am totally confused. looking at the code for the perc onset process() call, it appears that it generates either zero or 1 onset per process call</text:p>
      <text:p text:style-name="Standard">[Fri Jan 25 2008] [15:22:54] Join<text:tab/>oofus_ has joined this channel (n=chris@oofus.demon.co.uk).</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24:30] Part<text:tab/>trutkin has left this channel.</text:p>
      <text:p text:style-name="Standard">[Fri Jan 25 2008] [15:24:33] Join<text:tab/>trutkin has joined this channel (n=trutkin@x42073b02.ip.e-nt.net).</text:p>
      <text:p text:style-name="Standard">[Fri Jan 25 2008] [15:24:33] Part<text:tab/>trutkin has left this channel.</text:p>
      <text:p text:style-name="Standard">[Fri Jan 25 2008] [15:24:57] Join<text:tab/>trutkin has joined this channel (n=trutkin@x42073b02.ip.e-nt.net).</text:p>
      <text:p text:style-name="Standard">[Fri Jan 25 2008] [15:25:55] Quit<text:tab/>oofus_ has left this server (Remote closed the connection).</text:p>
      <text:p text:style-name="Standard">[Fri Jan 25 2008] [15:26:06] Join<text:tab/>edogawa_ has joined this channel (n=edogawa@M3434P021.adsl.highway.telekom.at).</text:p>
      <text:p text:style-name="Standard">[Fri Jan 25 2008] [15:26:09] Join<text:tab/>oofus_ has joined this channel (n=chris@oofus.demon.co.uk).</text:p>
      <text:p text:style-name="Standard">[Fri Jan 25 2008] [15:28:44] Quit<text:tab/>esox has left this server (Read error: 104 (Connection reset by peer)).</text:p>
      <text:p text:style-name="Standard">[Fri Jan 25 2008] [15:30:17] Join<text:tab/>esox has joined this channel (n=jean-mar@jol13-1-89-85-87-15.dsl.club-internet.fr).</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6] Quit<text:tab/>esox has left this server (Read error: 104 (Connection reset by peer)).</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6] Quit<text:tab/>edogawa has left this server (Read error: 110 (Connection timed out)).</text:p>
      <text:p text:style-name="Standard">[Fri Jan 25 2008] [15:39:57] &lt;cannam&gt;<text:tab/>las: though it would still be fft'ing all the data twice</text:p>
      <text:p text:style-name="Standard">[Fri Jan 25 2008] [15:40:46] &lt;las&gt;<text:tab/>cannam: hmm</text:p>
      <text:p text:style-name="Standard">[Fri Jan 25 2008] [15:40:50] Join<text:tab/>esox has joined this channel (n=jean-mar@jol13-1-89-85-87-15.dsl.club-internet.fr).</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StarSymbol1"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6:43:47</meta:creation-date>
    <dc:date>2008-02-01T17:52:39</dc:date>
    <dc:language>en-GB</dc:language>
    <meta:editing-cycles>6</meta:editing-cycles>
    <meta:editing-duration>P2DT1H6M50S</meta:editing-duration>
    <meta:user-defined meta:name="Info 1"/>
    <meta:user-defined meta:name="Info 2"/>
    <meta:user-defined meta:name="Info 3"/>
    <meta:user-defined meta:name="Info 4"/>
    <meta:document-statistic meta:table-count="0" meta:image-count="0" meta:object-count="0" meta:page-count="6" meta:paragraph-count="133" meta:word-count="2027" meta:character-count="11695"/>
  </office:meta>
</office:document-meta>
</file>